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_20_Text">
      <style:text-properties style:use-window-font-color="true" style:font-name="Lucida Console" fo:font-size="8pt" style:font-name-asian="Lucida Console" style:font-size-asian="8pt" style:font-name-complex="Lucida Console" style:font-size-complex="8pt"/>
    </style:style>
    <style:style style:name="P2" style:family="paragraph" style:parent-style-name="Text_20_Body_20_Single">
      <style:text-properties style:use-window-font-color="true" style:font-name="Lucida Console" fo:font-size="8pt" style:font-name-asian="Lucida Console" style:font-size-asian="8pt" style:font-name-complex="Lucida Console" style:font-size-complex="8pt"/>
    </style:style>
    <style:style style:name="P3" style:family="paragraph" style:parent-style-name="Text_20_Body_20_Single" style:list-style-name="L1"/>
    <style:style style:name="P4" style:family="paragraph" style:parent-style-name="Text_20_Body_20_Single" style:list-style-name="L2"/>
    <style:style style:name="P5" style:family="paragraph" style:parent-style-name="Text_20_Body_20_Single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chnical</text:h>
      <text:p text:style-name="Text_20_Body_20_Single"/>
      <text:p text:style-name="Text_20_Body_20_Single">Build</text:p>
      <text:p text:style-name="Text_20_Body_20_Single"/>
      <text:p text:style-name="P1">$ gradle <text:s/>DemoServices:deployWar</text:p>
      <text:p text:style-name="P1"/>
      <text:p text:style-name="P1"/>
      <text:p text:style-name="Text_20_Body_20_Single"/>
      <text:p text:style-name="P1">$ gradle <text:s/>DemoServices:test --offline</text:p>
      <text:p text:style-name="Text_20_Body_20_Single"/>
      <text:p text:style-name="P2">$ gradle <text:s/>DemoServices:exportDb</text:p>
      <text:p text:style-name="P2"/>
      <text:p text:style-name="P2">$ gradle <text:s/>DemoServices:test <text:s/>DemoServices:jacocco</text:p>
      <text:p text:style-name="P2"/>
      <text:p text:style-name="P2">$ gradle --offline <text:s/>DemoServices:test DemoServices:sonarRunner</text:p>
      <text:p text:style-name="P2"/>
      <text:p text:style-name="Text_20_Body_20_Single"/>
      <text:h text:style-name="Heading_20_1" text:outline-level="1">Issues</text:h>
      <text:list xml:id="list2391481533630447254" text:style-name="L1">
        <text:list-item>
          <text:p text:style-name="P3">Jscoco/Lombik – generating error “[ant:jacocoReport] Execution data for class me/ineson/demo/service/db/domain/SolarBodyImage does not match.”. Possible solution http://stackoverflow.com/questions/23366428/jacoco-zero-percent-coverage</text:p>
        </text:list-item>
      </text:list>
      <text:p text:style-name="Text_20_Body_20_Single"/>
      <text:list xml:id="list29348575" text:continue-numbering="true" text:style-name="L1">
        <text:list-item>
          <text:p text:style-name="P3">Configuration for running integration tests.</text:p>
        </text:list-item>
      </text:list>
      <text:p text:style-name="Text_20_Body_20_Single"/>
      <text:h text:style-name="Heading_20_1" text:outline-level="1">Tasks</text:h>
      <text:p text:style-name="Text_20_Body_20_Single"/>
      <text:list xml:id="list6561047228485972125" text:style-name="L2">
        <text:list-item>
          <text:p text:style-name="P4">Generate WSDL/XSDs – or perhaps for the short term just share Service POJOs.</text:p>
        </text:list-item>
        <text:list-item>
          <text:p text:style-name="P4">FE App Passthrough to BE services, or direct calls for now.</text:p>
        </text:list-item>
        <text:list-item>
          <text:p text:style-name="P4">Decide client technologies.</text:p>
        </text:list-item>
      </text:list>
      <text:p text:style-name="Text_20_Body_20_Single"/>
      <text:p text:style-name="Text_20_Body_20_Single"/>
      <text:p text:style-name="Text_20_Body_20_Single"/>
      <text:p text:style-name="Text_20_Body_20_Single"/>
      <text:h text:style-name="Heading_20_1" text:outline-level="1">Future TODOs:</text:h>
      <text:p text:style-name="Text_20_Body_20_Single"/>
      <text:list xml:id="list6678250119815415982" text:style-name="L3">
        <text:list-item>
          <text:p text:style-name="P5">Plugin – Deploy and wait.</text:p>
        </text:list-item>
        <text:list-item>
          <text:p text:style-name="P5">Task to create Tomcat instance.</text:p>
        </text:list-item>
        <text:list-item>
          <text:p text:style-name="P5">MongoDb JNDI</text:p>
        </text:list-item>
      </text:list>
      <text:p text:style-name="Text_20_Body_20_Single"><text:a xlink:type="simple" xlink:href="http://stackoverflow.com/questions/4076254/mongodb-via-jndi">http://stackoverflow.com/questions/4076254/mongodb-via-jndi</text:a></text:p>
      <text:p text:style-name="Text_20_Body_20_Single"><text:a xlink:type="simple" xlink:href="http://stackoverflow.com/questions/4647636/mongodb-java-driver-database-connection-pooling-with-tomcat">http://stackoverflow.com/questions/4647636/mongodb-java-driver-database-connection-pooling-with-tomcat</text:a></text:p>
      <text:p text:style-name="Text_20_Body_20_Single"><text:a xlink:type="simple" xlink:href="http://docs.mongodb.org/ecosystem/drivers/java-concurrency/">http://docs.mongodb.org/ecosystem/drivers/java-concurrency/</text:a></text:p>
      <text:p text:style-name="Text_20_Body_20_Single"><text:soft-page-break/><text:a xlink:type="simple" xlink:href="http://docs.spring.io/spring-data/mongodb/docs/current/api/org/springframework/data/mongodb/core/MongoTemplate.html">http://docs.spring.io/spring-</text:a><text:a xlink:type="simple" xlink:href="http://docs.spring.io/spring-data/mongodb/docs/current/api/org/springframework/data/mongodb/core/MongoTemplate.html">data/mongodb/docs/current/api/org/springframework/data/mongodb/core/MongoTemplate.html</text:a></text:p>
      <text:p text:style-name="Text_20_Body_20_Single"><text:a xlink:type="simple" xlink:href="http://docs.spring.io/spring-data/mongodb/docs/current/api/org/springframework/data/mongodb/MongoDbFactory.html">http://docs.spring.io/spring-data/mongodb/docs/current/api/org/springframework/data/mongodb/MongoDbFactory.html</text:a></text:p>
      <text:p text:style-name="Text_20_Body_20_Single"><text:a xlink:type="simple" xlink:href="http://docs.spring.io/spring-data/mongodb/docs/current/api/org/springframework/data/mongodb/core/SimpleMongoDbFactory.html">http://docs.spring.io/spring-data/mongodb/docs/current/api/org/springframework/data/mongodb/core/SimpleMongoDbFactory.html</text:a></text:p>
      <text:p text:style-name="Text_20_Body_20_Single"><text:a xlink:type="simple" xlink:href="https://github.com/spring-projects/spring-data-mongodb/blob/master/spring-data-mongodb/src/main/java/org/springframework/data/mongodb/core/SimpleMongoDbFactory.java">https://github.com/spring-projects/spring-data-mongodb/blob/master/spring-data-mongodb/src/main/java/org/springframework/data/mongodb/core/SimpleMongoDbFactory.java</text:a></text:p>
      <text:p text:style-name="Text_20_Body_20_Single"/>
      <text:p text:style-name="Text_20_Body_20_Single"/>
      <text:p text:style-name="Text_20_Body_20_Single"/>
      <text:p text:style-name="Text_20_Body_20_Single"/>
      <text:p text:style-name="Text_20_Body_20_Single"/>
      <text:p text:style-name="Text_20_Body_20_Sing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-complex="Mangal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Default_20_Text" style:next-style-name="Text_20_Body_20_Singl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Default_20_Text" style:next-style-name="Text_20_Body_20_Single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rst_20_Line_20_Indent" style:display-name="First Line Indent" style:family="paragraph" style:parent-style-name="Default_20_Text">
      <style:paragraph-properties fo:margin="100%" fo:margin-left="0cm" fo:margin-right="0cm" fo:margin-top="0cm" fo:margin-bottom="0cm" fo:text-indent="0.499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Bullet_20_Symbols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outline-level-style>
      <text:outline-level-style text:level="2" text:style-name="Bullet_20_Symbols" style:num-format="1" text:display-levels="2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outline-level-style>
      <text:outline-level-style text:level="3" text:style-name="Bullet_20_Symbols" style:num-format="1" text:display-levels="3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outline-level-style>
      <text:outline-level-style text:level="4" text:style-name="Bullet_20_Symbols" style:num-format="1" text:display-levels="4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outline-level-style>
      <text:outline-level-style text:level="5" text:style-name="Bullet_20_Symbols" style:num-format="1" text:display-levels="5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outline-level-style>
      <text:outline-level-style text:level="6" text:style-name="Bullet_20_Symbols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Bullet_20_Symbols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Bullet_20_Symbols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Bullet_20_Symbols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Bullet_20_Symbols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20:01:24.34</meta:creation-date>
    <dc:date>2014-09-19T09:17:50.27</dc:date>
    <meta:editing-duration>P7DT14H38M9S</meta:editing-duration>
    <meta:editing-cycles>27</meta:editing-cycles>
    <meta:generator>OpenOffice.org/3.4.1$Win32 OpenOffice.org_project/341m1$Build-9593</meta:generator>
    <meta:document-statistic meta:table-count="0" meta:image-count="0" meta:object-count="0" meta:page-count="2" meta:paragraph-count="25" meta:word-count="106" meta:character-count="1507"/>
    <meta:user-defined meta:name="Info 1"/>
    <meta:user-defined meta:name="Info 2"/>
    <meta:user-defined meta:name="Info 3"/>
    <meta:user-defined meta:name="Info 4"/>
  </office:meta>
</office:document-meta>
</file>